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fo:color="#000000" loext:opacity="100%" fo:letter-spacing="normal" fo:font-weight="bold" loext:padding="0cm" loext:border="none"/>
    </style:style>
    <style:style style:name="P2" style:family="paragraph" style:parent-style-name="Preformatted_20_Text">
      <loext:graphic-properties draw:fill="solid" draw:fill-color="#272822" draw:opacity="100%"/>
      <style:paragraph-properties fo:margin-top="0cm" fo:margin-bottom="0.499cm" style:contextual-spacing="false" fo:text-align="start" style:justify-single-word="false" fo:orphans="2" fo:widows="2" fo:background-color="#272822"/>
      <style:text-properties fo:font-variant="normal" fo:text-transform="none" fo:color="#000000" loext:opacity="100%" fo:font-size="13.5pt" fo:letter-spacing="normal" fo:font-style="normal" fo:font-weight="normal"/>
    </style:style>
    <style:style style:name="P3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4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text-properties fo:color="#000000" loext:opacity="100%" officeooo:rsid="0004b816" officeooo:paragraph-rsid="0004b816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9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P1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04b816" officeooo:paragraph-rsid="0004b816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5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9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10" style:family="text">
      <style:text-properties fo:font-variant="normal" fo:text-transform="none" fo:color="#75715e" loext:opacity="100%" fo:font-size="13.5pt" fo:letter-spacing="normal" fo:font-style="normal" fo:font-weight="normal" fo:background-color="#272822" loext:char-shading-value="0" loext:padding="0cm" loext:border="none"/>
    </style:style>
    <style:style style:name="T11" style:family="text">
      <style:text-properties fo:font-variant="normal" fo:text-transform="none" fo:color="#a6e22e" loext:opacity="100%" fo:font-size="13.5pt" fo:letter-spacing="normal" fo:font-style="normal" fo:font-weight="normal" fo:background-color="#272822" loext:char-shading-value="0" loext:padding="0cm" loext:border="none"/>
    </style:style>
    <style:style style:name="T12" style:family="text">
      <style:text-properties fo:font-variant="normal" fo:text-transform="none" fo:color="#005cc5" loext:opacity="100%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font-size="13.5pt" fo:letter-spacing="normal" fo:font-style="normal" fo:font-weight="bold" fo:background-color="#272822" loext:char-shading-value="0" loext:padding="0cm" loext:border="none"/>
    </style:style>
    <style:style style:name="T15" style:family="text">
      <style:text-properties fo:font-variant="normal" fo:text-transform="none" fo:font-size="13.5pt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18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aça como eu fiz: identificando objetos com MobileNetV2</text:h>
      <text:p text:style-name="P8"><text:a xlink:type="simple" xlink:href="https://cursos.alura.com.br/course/fundamentos-ia-investigando-algoritmos-abordagens-machine-learning/task/189645/next" text:style-name="Internet_20_link" text:visited-style-name="Visited_20_Internet_20_Link"><text:span text:style-name="T5"> </text:span></text:a><text:a xlink:type="simple" xlink:href="https://cursos.alura.com.br/course/fundamentos-ia-investigando-algoritmos-abordagens-machine-learning/task/189645/next" text:style-name="Internet_20_link" text:visited-style-name="Visited_20_Internet_20_Link"><text:span text:style-name="T6">Próxima Atividade</text:span></text:a></text:p>
      <text:p text:style-name="P10"><draw:frame draw:style-name="fr1" draw:name="Quadro1" text:anchor-type="char" svg:width="0.041cm" draw:z-index="0"><draw:text-box fo:min-height="0.041cm"><text:list xml:id="list3065782537" text:style-name="L1"><text:list-item><text:p text:style-name="P9"/></text:list-item></text:list></draw:text-box></draw:frame>Depois desta aula, você já entende o conceito de redes neurais e como usar modelos pré-treinados para tarefas de classificação de imagens. Agora, chegou a hora de colocar tudo isso em prática!</text:p>
      <text:p text:style-name="P10">Você irá usar o modelo MobileNetV2, que foi treinado no conjunto de dados ImageNet, para classificar imagens de objetos que você enviar.</text:p>
      <text:p text:style-name="P10">O que você deve fazer nessa atividade:</text:p>
      <text:list xml:id="list3967504791" text:style-name="L2">
        <text:list-item>
          <text:p text:style-name="P11">Usar o modelo MobileNetV2 para prever a classe de um objeto em uma imagem.</text:p>
        </text:list-item>
        <text:list-item>
          <text:p text:style-name="P11">Pré-processar a imagem para o formato correto que o modelo espera.</text:p>
        </text:list-item>
        <text:list-item>
          <text:p text:style-name="P11">Exibir a classe identificada na imagem.</text:p>
        </text:list-item>
      </text:list>
      <text:p text:style-name="P10">Agora é hora de colocar a teoria em prática!</text:p>
      <text:p text:style-name="P6"/>
      <text:p text:style-name="P7">Resposta:</text:p>
      <text:p text:style-name="P7">]</text:p>
      <text:p text:style-name="P12">Com o MobileNetV2, podemos carregar uma imagem e rapidamente identificar seu conteúdo. A pré-processamento adequado da imagem, que inclui redimensionamento e normalização, garante que o modelo receba os dados na forma correta para fornecer uma previsão precisa.</text:p>
      <text:p text:style-name="P14"><text:span text:style-name="Strong_20_Emphasis"><text:span text:style-name="T16">Passo 1: Carregar e preparar a imagem</text:span></text:span></text:p>
      <text:p text:style-name="P13">Primeiro, você fará o upload da imagem e a preparará para o modelo. O modelo espera que a imagem tenha tamanho 224x224 pixels, então redimensionaremos a imagem para esse tamanho.</text:p>
      <text:p text:style-name="P14"><text:span text:style-name="Strong_20_Emphasis"><text:span text:style-name="T16">Passo 2: Carregar o modelo pré-treinado</text:span></text:span></text:p>
      <text:p text:style-name="P13">O MobileNetV2 já foi treinado em uma grande base de dados de imagens, o que o torna capaz de classificar uma grande variedade de objetos. Vamos carregar esse modelo e usar ele para fazer previsões.</text:p>
      <text:p text:style-name="P14"><text:span text:style-name="Strong_20_Emphasis"><text:span text:style-name="T16">Passo 3: Pré-processamento da imagem</text:span></text:span></text:p>
      <text:p text:style-name="P13">O pré-processamento garante que a imagem esteja no formato esperado pelo modelo. Precisamos normalizar os valores de pixels e fazer outras transformações para que o modelo consiga fazer a previsão de forma eficaz.</text:p>
      <text:p text:style-name="P3"><text:span text:style-name="Source_20_Text"><text:span text:style-name="T17">from</text:span></text:span><text:span text:style-name="Source_20_Text"><text:span text:style-name="T18"> tensorflow.keras.applications </text:span></text:span><text:span text:style-name="Source_20_Text"><text:span text:style-name="T17">import</text:span></text:span><text:span text:style-name="Source_20_Text"><text:span text:style-name="T18"> MobileNetV2</text:span></text:span></text:p>
      <text:p text:style-name="P3"><text:soft-page-break/><text:span text:style-name="Source_20_Text"><text:span text:style-name="T17">from</text:span></text:span><text:span text:style-name="Source_20_Text"><text:span text:style-name="T18"> tensorflow.keras.applications.mobilenet_v2 </text:span></text:span><text:span text:style-name="Source_20_Text"><text:span text:style-name="T17">import</text:span></text:span><text:span text:style-name="Source_20_Text"><text:span text:style-name="T18"> preprocess_input, decode_predictions</text:span></text:span></text:p>
      <text:p text:style-name="P3"><text:span text:style-name="Source_20_Text"><text:span text:style-name="T17">import</text:span></text:span><text:span text:style-name="Source_20_Text"><text:span text:style-name="T18"> numpy </text:span></text:span><text:span text:style-name="Source_20_Text"><text:span text:style-name="T17">as</text:span></text:span><text:span text:style-name="Source_20_Text"><text:span text:style-name="T18"> np</text:span></text:span></text:p>
      <text:p text:style-name="P3"><text:span text:style-name="Source_20_Text"><text:span text:style-name="T17">import</text:span></text:span><text:span text:style-name="Source_20_Text"><text:span text:style-name="T18"> cv2</text:span></text:span></text:p>
      <text:p text:style-name="P3"><text:span text:style-name="Source_20_Text"><text:span text:style-name="T17">from</text:span></text:span><text:span text:style-name="Source_20_Text"><text:span text:style-name="T18"> google.colab </text:span></text:span><text:span text:style-name="Source_20_Text"><text:span text:style-name="T17">import</text:span></text:span><text:span text:style-name="Source_20_Text"><text:span text:style-name="T18"> files</text:span></text:span></text:p>
      <text:p text:style-name="P3"><text:span text:style-name="Source_20_Text"><text:span text:style-name="T17">from</text:span></text:span><text:span text:style-name="Source_20_Text"><text:span text:style-name="T18"> PIL </text:span></text:span><text:span text:style-name="Source_20_Text"><text:span text:style-name="T17">import</text:span></text:span><text:span text:style-name="Source_20_Text"><text:span text:style-name="T18"> Image</text:span></text:span></text:p>
      <text:p text:style-name="P5"/>
      <text:p text:style-name="P3"><text:span text:style-name="Source_20_Text"><text:span text:style-name="T18"># Fazer upload da imagem</text:span></text:span></text:p>
      <text:p text:style-name="P4"><text:span text:style-name="Source_20_Text"><text:span text:style-name="T18">uploaded = files.upload()</text:span></text:span></text:p>
      <text:p text:style-name="P3"><text:span text:style-name="Source_20_Text"><text:span text:style-name="T18">imagem_path = list(uploaded.keys())[0] <text:s/># Pega o nome do arquivo enviado</text:span></text:span></text:p>
      <text:p text:style-name="P5"/>
      <text:p text:style-name="P3"><text:span text:style-name="Source_20_Text"><text:span text:style-name="T18"># Carregar a imagem usando OpenCV</text:span></text:span></text:p>
      <text:p text:style-name="P4"><text:span text:style-name="Source_20_Text"><text:span text:style-name="T18">imagem = cv2.imread(imagem_path)</text:span></text:span></text:p>
      <text:p text:style-name="P4"><text:span text:style-name="Source_20_Text"><text:span text:style-name="T18">imagem_rgb = cv2.cvtColor(imagem, cv2.COLOR_BGR2RGB)</text:span></text:span></text:p>
      <text:p text:style-name="P5"/>
      <text:p text:style-name="P3"><text:span text:style-name="Source_20_Text"><text:span text:style-name="T18"># Carregar o modelo MobileNetV2 pré-treinado</text:span></text:span></text:p>
      <text:p text:style-name="P3"><text:span text:style-name="Source_20_Text"><text:span text:style-name="T18">modelo = MobileNetV2(weights="imagenet")</text:span></text:span></text:p>
      <text:p text:style-name="P5"/>
      <text:p text:style-name="P3"><text:span text:style-name="Source_20_Text"><text:span text:style-name="T18"># Pré-processar a imagem para o formato esperado pelo modelo</text:span></text:span></text:p>
      <text:p text:style-name="P3"><text:span text:style-name="Source_20_Text"><text:span text:style-name="T18">imagem_redimensionada = cv2.resize(imagem_rgb, (224, 224))</text:span></text:span></text:p>
      <text:p text:style-name="P3"><text:span text:style-name="Source_20_Text"><text:span text:style-name="T18">imagem_array = np.expand_dims(imagem_redimensionada, axis=0)</text:span></text:span></text:p>
      <text:p text:style-name="P4"><text:span text:style-name="Source_20_Text"><text:span text:style-name="T18">imagem_array = preprocess_input(imagem_array)</text:span></text:span></text:p>
      <text:p text:style-name="P5"/>
      <text:p text:style-name="P3"><text:span text:style-name="Source_20_Text"><text:span text:style-name="T18"># Fazer a previsão</text:span></text:span></text:p>
      <text:p text:style-name="P4"><text:span text:style-name="Source_20_Text"><text:span text:style-name="T18">predicoes = modelo.predict(imagem_array)</text:span></text:span></text:p>
      <text:p text:style-name="P4"><text:span text:style-name="Source_20_Text"><text:span text:style-name="T18">label = decode_predictions(predicoes)</text:span></text:span></text:p>
      <text:p text:style-name="P3"><text:span text:style-name="Source_20_Text"><text:span text:style-name="T18">print("Objeto identificado:", label[0][0][1]) <text:s/># Exibe a classe identificada</text:span></text:span></text:p>
      <text:p text:style-name="P2">Copiar código</text:p>
      <text:p text:style-name="P13">Experimente carregar diferentes imagens e veja como o modelo classifica os objetos nelas. Você pode tentar objetos simples, como frutas, ou algo mais complexo, como animais ou veículos. Alterar o arquivo de imagem e observar as previsões ajudará a entender como o modelo generaliza para novos exemplos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25:24.586389282</meta:creation-date>
    <dc:date>2025-09-10T19:25:48.751789583</dc:date>
    <meta:editing-duration>PT24S</meta:editing-duration>
    <meta:editing-cycles>1</meta:editing-cycles>
    <meta:document-statistic meta:table-count="0" meta:image-count="0" meta:object-count="0" meta:page-count="2" meta:paragraph-count="43" meta:word-count="422" meta:character-count="2891" meta:non-whitespace-character-count="2512"/>
    <meta:generator>LibreOffice/7.3.7.2$Linux_X86_64 LibreOffice_project/30$Build-2</meta:generator>
  </office:meta>
</office:document-meta>
</file>